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3.051cm" svg:height="6.826cm" svg:x="13.767cm" svg:y="0.425cm">
            <draw:object draw:notify-on-update-of-ranges="Hárok1.B2:Hárok1.B14 Hárok1.C2:Hárok1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15cm" svg:height="6.933cm" svg:x="27.754cm" svg:y="0.478cm">
            <draw:object draw:notify-on-update-of-ranges="Hárok1.C2:Hárok1.C8 Hárok1.D2:Hárok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4cm" svg:x="12.362cm" svg:y="10.466cm">
            <draw:object draw:notify-on-update-of-ranges="Hárok1.B24:Hárok1.B35 Hárok1.C24:Hárok1.C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9.544cm" svg:y="10.465cm">
            <draw:object draw:notify-on-update-of-ranges="Hárok1.C24:Hárok1.C29 Hárok1.D24:Hárok1.D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14.868cm" svg:y="24.596cm">
            <draw:object draw:notify-on-update-of-ranges="Hárok1.C56:Hárok1.C62 Hárok1.D56:Hárok1.D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4066" calcext:value-type="float">
            <text:p>4066</text:p>
          </table:table-cell>
          <table:table-cell table:formula="of:=100/6*[.E3]" office:value-type="float" office:value="83.3333333333333" calcext:value-type="float">
            <text:p>83,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96" calcext:value-type="float">
            <text:p>3996</text:p>
          </table:table-cell>
          <table:table-cell table:formula="of:=100/6*[.E4]" office:value-type="float" office:value="66.6666666666667" calcext:value-type="float">
            <text:p>66,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3891" calcext:value-type="float">
            <text:p>3891</text:p>
          </table:table-cell>
          <table:table-cell table:formula="of:=100/6*[.E5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3801" calcext:value-type="float">
            <text:p>3801</text:p>
          </table:table-cell>
          <table:table-cell table:formula="of:=100/6*[.E6]" office:value-type="float" office:value="33.3333333333333" calcext:value-type="float">
            <text:p>33,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3699" calcext:value-type="float">
            <text:p>3699</text:p>
          </table:table-cell>
          <table:table-cell table:formula="of:=100/6*[.E7]" office:value-type="float" office:value="16.6666666666667" calcext:value-type="float">
            <text:p>16,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3592" calcext:value-type="float">
            <text:p>3592</text:p>
          </table:table-cell>
          <table:table-cell table:formula="of:=100/6*[.E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99999999999" calcext:value-type="float">
            <text:p>3,2</text:p>
          </table:table-cell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9999999999999" calcext:value-type="float">
            <text:p>3,1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2642" calcext:value-type="float">
            <text:p>2642</text:p>
          </table:table-cell>
          <table:table-cell table:formula="of:=100/6*[.E24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2583" calcext:value-type="float">
            <text:p>2583</text:p>
          </table:table-cell>
          <table:table-cell table:formula="of:=100/6*[.E25]" office:value-type="float" office:value="83.3333333333333" calcext:value-type="float">
            <text:p>83,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38" calcext:value-type="float">
            <text:p>2538</text:p>
          </table:table-cell>
          <table:table-cell table:formula="of:=100/6*[.E26]" office:value-type="float" office:value="66.6666666666667" calcext:value-type="float">
            <text:p>66,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2477" calcext:value-type="float">
            <text:p>2477</text:p>
          </table:table-cell>
          <table:table-cell table:formula="of:=100/6*[.E27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2417" calcext:value-type="float">
            <text:p>2417</text:p>
          </table:table-cell>
          <table:table-cell table:formula="of:=100/6*[.E28]" office:value-type="float" office:value="33.3333333333333" calcext:value-type="float">
            <text:p>33,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2355" calcext:value-type="float">
            <text:p>2355</text:p>
          </table:table-cell>
          <table:table-cell table:formula="of:=100/6*[.E29]" office:value-type="float" office:value="16.6666666666667" calcext:value-type="float">
            <text:p>16,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2296" calcext:value-type="float">
            <text:p>2296</text:p>
          </table:table-cell>
          <table:table-cell table:formula="of:=100/6*[.E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99999999999" calcext:value-type="float">
            <text:p>3,2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9999999999999" calcext:value-type="float">
            <text:p>3,1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 table:number-rows-repeated="20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3679" calcext:value-type="float">
            <text:p>3679</text:p>
          </table:table-cell>
          <table:table-cell table:formula="of:=110/6*[.E56]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3609" calcext:value-type="float">
            <text:p>3609</text:p>
          </table:table-cell>
          <table:table-cell table:formula="of:=110/6*[.E57]" office:value-type="float" office:value="91.6666666666667" calcext:value-type="float">
            <text:p>91,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16" calcext:value-type="float">
            <text:p>3516</text:p>
          </table:table-cell>
          <table:table-cell table:formula="of:=110/6*[.E58]" office:value-type="float" office:value="73.3333333333333" calcext:value-type="float">
            <text:p>73,33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3416" calcext:value-type="float">
            <text:p>3416</text:p>
          </table:table-cell>
          <table:table-cell table:formula="of:=110/6*[.E59]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3347" calcext:value-type="float">
            <text:p>3347</text:p>
          </table:table-cell>
          <table:table-cell table:formula="of:=110/6*[.E60]" office:value-type="float" office:value="36.6666666666667" calcext:value-type="float">
            <text:p>36,66666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3264" calcext:value-type="float">
            <text:p>3264</text:p>
          </table:table-cell>
          <table:table-cell table:formula="of:=110/6*[.E61]" office:value-type="float" office:value="18.3333333333333" calcext:value-type="float">
            <text:p>18,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3170" calcext:value-type="float">
            <text:p>3170</text:p>
          </table:table-cell>
          <table:table-cell table:formula="of:=110/6*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9999999999999" calcext:value-type="float">
            <text:p>3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9999999999999" calcext:value-type="float">
            <text:p>3,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11:07:47.007542394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2:16:22.542521381</meta:creation-date>
    <meta:editing-duration>PT3M12S</meta:editing-duration>
    <meta:editing-cycles>3</meta:editing-cycles>
    <meta:generator>LibreOffice/4.2.8.2$Linux_x86 LibreOffice_project/420m0$Build-2</meta:generator>
    <meta:initial-creator>František Horínek</meta:initial-creator>
    <dc:date>2015-06-18T12:13:18.301863655</dc:date>
    <dc:creator>František Horínek</dc:creator>
    <meta:document-statistic meta:table-count="1" meta:cell-count="10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2cm" svg:height="6.827cm" xlink:href=".." xlink:type="simple" chart:class="chart:scatter" chart:style-name="ch1">
        <chart:legend chart:legend-position="end" svg:x="10.385cm" svg:y="3.114cm" style:legend-expansion="high" chart:style-name="ch2"/>
        <chart:plot-area chart:style-name="ch3" table:cell-range-address="Hárok1.B2:Hárok1.C14" svg:x="0.261cm" svg:y="0.136cm" svg:width="9.863cm" svg:height="6.555cm">
          <chartooo:coordinate-region svg:x="1.254cm" svg:y="0.336cm" svg:width="8.631cm" svg:height="5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árok1.C2:Hárok1.C14" chart:class="chart:scatter">
            <chart:domain table:cell-range-address="Hárok1.B2:Hárok1.B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Hárok1.B2:Hárok1.B14</svg:desc>
                </draw:g>
              </table:table-cell>
              <table:table-cell office:value-type="float" office:value="NaN">
                <text:p>NaN</text:p>
                <draw:g>
                  <svg:desc>Hárok1.C2:Hárok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16cm" svg:height="6.934cm" xlink:href=".." xlink:type="simple" chart:class="chart:scatter" chart:style-name="ch1">
        <chart:legend chart:legend-position="end" svg:x="9.734cm" svg:y="2.919cm" style:legend-expansion="high" chart:style-name="ch2"/>
        <chart:plot-area chart:style-name="ch3" table:cell-range-address="Hárok1.C2:Hárok1.D8" svg:x="0.28cm" svg:y="0.138cm" svg:width="9.175cm" svg:height="6.658cm">
          <chartooo:coordinate-region svg:x="0.901cm" svg:y="0.338cm" svg:width="8.182cm" svg:height="5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D2:Hárok1.D8" chart:class="chart:scatter">
            <chart:domain table:cell-range-address="Hárok1.C2:Hárok1.C8"/>
            <chart:regression-curve chart:style-name="ch7">
              <chart:equation chart:display-equation="true" chart:display-r-square="true" svg:x="0.987cm" svg:y="0.408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C</text:p>
              </table:table-cell>
              <table:table-cell office:value-type="string">
                <text:p>Stĺ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árok1.C2:Hárok1.C8</svg:desc>
                </draw:g>
              </table:table-cell>
              <table:table-cell office:value-type="float" office:value="NaN">
                <text:p>NaN</text:p>
                <draw:g>
                  <svg:desc>Hárok1.D2:Hárok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66">
                <text:p>406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6">
                <text:p>399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1">
                <text:p>3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1">
                <text:p>3801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9">
                <text:p>369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2">
                <text:p>35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331cm" svg:y="4.203cm" style:legend-expansion="high" chart:style-name="ch2"/>
        <chart:plot-area chart:style-name="ch3" table:cell-range-address="Hárok1.B24:Hárok1.C35" svg:x="0.319cm" svg:y="0.18cm" svg:width="12.694cm" svg:height="8.645cm">
          <chartooo:coordinate-region svg:x="1.312cm" svg:y="0.38cm" svg:width="11.46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árok1.C24:Hárok1.C35" chart:class="chart:scatter">
            <chart:domain table:cell-range-address="Hárok1.B24:Hárok1.B3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Hárok1.B24:Hárok1.B35</svg:desc>
                </draw:g>
              </table:table-cell>
              <table:table-cell office:value-type="float" office:value="2642">
                <text:p>2642</text:p>
                <draw:g>
                  <svg:desc>Hárok1.C24:Hárok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2154">
                <text:p>2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717cm" svg:y="3.955cm" style:legend-expansion="high" chart:style-name="ch2"/>
        <chart:plot-area chart:style-name="ch3" table:cell-range-address="Hárok1.C24:Hárok1.D29" svg:x="0.319cm" svg:y="0.18cm" svg:width="11.079cm" svg:height="8.646cm">
          <chartooo:coordinate-region svg:x="1.126cm" svg:y="0.379cm" svg:width="9.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D24:Hárok1.D29" chart:class="chart:scatter">
            <chart:domain table:cell-range-address="Hárok1.C24:Hárok1.C29"/>
            <chart:regression-curve chart:style-name="ch7">
              <chart:equation chart:display-equation="true" chart:display-r-square="true" svg:x="1.363cm" svg:y="0.734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C</text:p>
              </table:table-cell>
              <table:table-cell office:value-type="string">
                <text:p>Stĺ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2">
                <text:p>2642</text:p>
                <draw:g>
                  <svg:desc>Hárok1.C24:Hárok1.C29</svg:desc>
                </draw:g>
              </table:table-cell>
              <table:table-cell office:value-type="float" office:value="100">
                <text:p>100</text:p>
                <draw:g>
                  <svg:desc>Hárok1.D24:Hárok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3">
                <text:p>258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8">
                <text:p>2538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7">
                <text:p>24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7">
                <text:p>2417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5">
                <text:p>2355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717cm" svg:y="3.706cm" style:legend-expansion="high" chart:style-name="ch2"/>
        <chart:plot-area chart:style-name="ch3" table:cell-range-address="Hárok1.C56:Hárok1.D62" svg:x="0.319cm" svg:y="0.18cm" svg:width="11.079cm" svg:height="8.646cm">
          <chartooo:coordinate-region svg:x="1.126cm" svg:y="0.379cm" svg:width="9.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D56:Hárok1.D62" chart:class="chart:scatter">
            <chart:domain table:cell-range-address="Hárok1.C56:Hárok1.C62"/>
            <chart:mean-value chart:style-name="ch7"/>
            <chart:regression-curve chart:style-name="ch8"/>
            <chart:regression-curve chart:style-name="ch9">
              <chart:equation chart:display-equation="true" chart:display-r-square="true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C</text:p>
              </table:table-cell>
              <table:table-cell office:value-type="string">
                <text:p>Stĺ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9">
                <text:p>3679</text:p>
                <draw:g>
                  <svg:desc>Hárok1.C56:Hárok1.C62</svg:desc>
                </draw:g>
              </table:table-cell>
              <table:table-cell office:value-type="float" office:value="110">
                <text:p>110</text:p>
                <draw:g>
                  <svg:desc>Hárok1.D56:Hárok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9">
                <text:p>3609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16">
                <text:p>3516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6">
                <text:p>34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47">
                <text:p>3347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64">
                <text:p>326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0">
                <text:p>31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